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Node.setChildren( ProcessingNode [ ]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Node.setErrorHandler( Processing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Node.invoke( Environment env , Invoke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ipelineNode.setInternalOnly( boolean internal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Node.setLast( boolean is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Nod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Node.PipelineN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